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7" style:family="paragraph" style:parent-style-name="Table_20_Contents">
      <style:text-properties style:font-name="helevetica" officeooo:rsid="00124a89" officeooo:paragraph-rsid="0015d714"/>
    </style:style>
    <style:style style:name="P8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9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0" style:family="paragraph" style:parent-style-name="Table_20_Contents">
      <style:text-properties style:font-name="helevetica" officeooo:rsid="00206f43" officeooo:paragraph-rsid="00206f43"/>
    </style:style>
    <style:style style:name="P11" style:family="paragraph" style:parent-style-name="Table_20_Contents">
      <style:text-properties style:font-name="helevetica" officeooo:rsid="002557cd" officeooo:paragraph-rsid="002557cd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0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1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2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3" style:family="paragraph" style:parent-style-name="Table_20_Contents">
      <style:text-properties style:font-name="helevetica" officeooo:rsid="00307bf2" officeooo:paragraph-rsid="00307bf2"/>
    </style:style>
    <style:style style:name="P24" style:family="paragraph" style:parent-style-name="Table_20_Contents">
      <style:text-properties style:font-name="helevetica" officeooo:rsid="003d57ff" officeooo:paragraph-rsid="003d57ff"/>
    </style:style>
    <style:style style:name="P25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6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7" style:family="paragraph" style:parent-style-name="Standard">
      <style:text-properties officeooo:rsid="00124a89" officeooo:paragraph-rsid="00192189"/>
    </style:style>
    <style:style style:name="P28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9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30" style:family="paragraph" style:parent-style-name="Table_20_Contents">
      <style:text-properties officeooo:rsid="00124a89" officeooo:paragraph-rsid="00266434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3d57ff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4104fe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0" style:family="text">
      <style:text-properties officeooo:rsid="0015d714"/>
    </style:style>
    <style:style style:name="T11" style:family="text">
      <style:text-properties officeooo:rsid="00165d7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382c5" style:font-weight-asian="bold" style:font-weight-complex="bold"/>
    </style:style>
    <style:style style:name="T14" style:family="text">
      <style:text-properties fo:font-weight="bold" officeooo:rsid="003d57ff" style:font-weight-asian="bold" style:font-weight-complex="bold"/>
    </style:style>
    <style:style style:name="T15" style:family="text">
      <style:text-properties fo:font-weight="bold" officeooo:rsid="004104fe" style:font-weight-asian="bold" style:font-weight-complex="bold"/>
    </style:style>
    <style:style style:name="T16" style:family="text">
      <style:text-properties fo:font-weight="bold" officeooo:rsid="0042c97e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2c97e" style:font-style-asian="italic" style:font-style-complex="italic"/>
    </style:style>
    <style:style style:name="T19" style:family="text">
      <style:text-properties officeooo:rsid="002382c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3a38" style:font-weight-asian="normal" style:font-weight-complex="normal"/>
    </style:style>
    <style:style style:name="T22" style:family="text">
      <style:text-properties fo:font-weight="normal" officeooo:rsid="003153e7" style:font-weight-asian="normal" style:font-weight-complex="normal"/>
    </style:style>
    <style:style style:name="T23" style:family="text">
      <style:text-properties fo:font-weight="normal" officeooo:rsid="003d57ff" style:font-weight-asian="normal" style:font-weight-complex="normal"/>
    </style:style>
    <style:style style:name="T24" style:family="text">
      <style:text-properties fo:font-weight="normal" officeooo:rsid="004104fe" style:font-weight-asian="normal" style:font-weight-complex="normal"/>
    </style:style>
    <style:style style:name="T25" style:family="text">
      <style:text-properties officeooo:rsid="002865e9"/>
    </style:style>
    <style:style style:name="T26" style:family="text">
      <style:text-properties officeooo:rsid="002df6d4"/>
    </style:style>
    <style:style style:name="T27" style:family="text">
      <style:text-properties officeooo:rsid="002e0533"/>
    </style:style>
    <style:style style:name="T28" style:family="text">
      <style:text-properties officeooo:rsid="002f6230"/>
    </style:style>
    <style:style style:name="T29" style:family="text">
      <style:text-properties officeooo:rsid="003153e7"/>
    </style:style>
    <style:style style:name="T30" style:family="text">
      <style:text-properties officeooo:rsid="0033bd13"/>
    </style:style>
    <style:style style:name="T31" style:family="text">
      <style:text-properties officeooo:rsid="003d57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Cas d’utilisation N°</text:p>
          </table:table-cell>
        </table:table-row>
        <table:table-row>
          <table:table-cell table:style-name="Table4.A2" office:value-type="string">
            <text:p text:style-name="P9"><text:span text:style-name="T12">Nom : </text:span><text:span text:style-name="T23">Modifie</text:span><text:span text:style-name="T24">r</text:span><text:span text:style-name="T23"> ou annuler une commande</text:span><text:span text:style-name="T20"> (package : interface </text:span><text:span text:style-name="T21">client</text:span><text:span text:style-name="T20">)</text:span></text:p>
            <text:p text:style-name="P8"><text:span text:style-name="T12">Acteur </text:span>: Client</text:p>
            <text:p text:style-name="P4"><text:span text:style-name="Strong_20_Emphasis"><text:span text:style-name="T2">Description</text:span></text:span><text:span text:style-name="T9"> </text:span><text:span text:style-name="T3">: Le client </text:span><text:span text:style-name="T5">doit pouvoir </text:span><text:span text:style-name="T6">s’il le souhaite</text:span><text:span text:style-name="T5"> </text:span><text:span text:style-name="T7">modifier sa commande (quantités, articles) ou bien annuler cette dernière</text:span></text:p>
            <text:p text:style-name="P26"/>
            <text:p text:style-name="P25"><text:span text:style-name="T12">Auteur </text:span>:<text:span text:style-name="T31">Thomas</text:span></text:p>
            <text:p text:style-name="P25"><text:span text:style-name="T12">Date </text:span>: 1<text:span text:style-name="T10">3</text:span> juillet 2018</text:p>
            <text:p text:style-name="P30"><text:span text:style-name="Strong_20_Emphasis"><text:span text:style-name="T2">Pré-conditions</text:span></text:span><text:span text:style-name="T3"> : Le client doit </text:span><text:span text:style-name="T7">avoir constitué un panier </text:span><text:span text:style-name="T8">(cas d’utilisation : consituté panier ; package : interface client)</text:span></text:p>
            <text:p text:style-name="P4"><text:span text:style-name="Strong_20_Emphasis"><text:span text:style-name="T2">Démarrage</text:span></text:span><text:span text:style-name="T3"> : L’utilisateur </text:span><text:span text:style-name="T4">se rend sur l</text:span><text:span text:style-name="T7">a page « Mon pani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Le scénario nominal</text:p>
          </table:table-cell>
        </table:table-row>
        <table:table-row>
          <table:table-cell table:style-name="Table2.A2" office:value-type="string">
            <text:p text:style-name="P7"><text:span text:style-name="T12">1 Le </text:span><text:span text:style-name="T13">système</text:span> affiche <text:span text:style-name="T11">les articles dans le panier du client</text:span></text:p>
            <text:p text:style-name="P7"><text:span text:style-name="T18">2 </text:span><text:span text:style-name="T17">l’utilisateur</text:span> <text:span text:style-name="T31">modifie sa quantité de pizza</text:span></text:p>
            <text:p text:style-name="P7"><text:span text:style-name="T18">3</text:span><text:span text:style-name="T17"> l’utilisateur</text:span> <text:span text:style-name="T11">valide de nouveau sa commande</text:span></text:p>
            <text:p text:style-name="P10"><text:span text:style-name="T16">4</text:span><text:span text:style-name="T12"> </text:span><text:span text:style-name="T13">Le s</text:span><text:span text:style-name="T12">ystème</text:span> calcul<text:span text:style-name="T26">e</text:span> le temps néc<text:span text:style-name="T27">e</text:span>ssaire pour préparer la commande.</text:p>
            <text:p text:style-name="P10"><text:span text:style-name="T16">5</text:span><text:span text:style-name="T12"> </text:span><text:span text:style-name="T13">Le système</text:span><text:span text:style-name="T19"> demande au client s’il est d’accord pour le délai proposé</text:span></text:p>
            <text:p text:style-name="P11"><text:span text:style-name="T18">6</text:span><text:span text:style-name="T17">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Les scénarios <text:span text:style-name="T25">d’exceptions</text:span></text:p>
          </table:table-cell>
        </table:table-row>
        <table:table-row>
          <table:table-cell table:style-name="Table3.A2" office:value-type="string">
            <text:p text:style-name="P24">2.a L’utilisateur annule sa commande</text:p>
            <text:p text:style-name="P24">3.a L’utilisateur clique sur « modifier ma pizza »</text:p>
            <text:p text:style-name="P24">3.b L’utilisateur consulte le catalogue de pizza</text:p>
            <text:p text:style-name="P24">3.c l’utilisateur selectionne les pizzas qu’il désir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Fin : Scénario nominal, sur <text:span text:style-name="T28">décision</text:span> de l’utilisateur <text:span text:style-name="T31">à l’étape 2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4026006417984793856" text:style-name="L1">
              <text:list-item>
                <text:p text:style-name="P28"><text:span text:style-name="T1">Scénario nominal : </text:span><text:span text:style-name="T10"> Le panier est actualisé et enregistré avec un message de confirmation.</text:span></text:p>
              </text:list-item>
              <text:list-item>
                <text:p text:style-name="P29"><text:span text:style-name="T1">Scénario d’exception : </text:span>Le client reçoit un message d’au revoir et la commande n’est pas enregistré<text:span text:style-name="T27">e</text:span>.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21">D<text:span text:style-name="T30">es messages d’informations (concerant la validation de la commande)</text:span></text:p>
            <text:p text:style-name="P22">seront affichés sous forme de popup</text:p>
            <text:p text:style-name="P20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17"><text:span text:style-name="T29">-</text:span>Après avoir selectionné sa pizza, le système affiche en moins de 5 secondes la page suivante pour valider <text:span text:style-name="T29">l</text:span>a commande</text:p>
            <text:p text:style-name="P23"><text:span text:style-name="T22">-</text:span><text:span text:style-name="T20">Le système indique en moins de 30 secondes (maximum) le temps nécessaire pour préparer la commande.</text:span></text:p>
          </table:table-cell>
        </table:table-row>
        <text:soft-page-break/>
        <table:table-row table:style-name="Table1.3">
          <table:table-cell table:style-name="Table1.A3" office:value-type="string">
            <text:p text:style-name="P14">Problèmes non résolues ou non évoqués :</text:p>
            <text:p text:style-name="P18">Le client doit’il pouvoir personnaliser sa pizza ?</text:p>
            <text:p text:style-name="P19">Le client pourrait t’il constituer un pannier de pizza avant de s’être connecté.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18:34:31.766243711</dc:date>
    <meta:editing-duration>PT1H27M9S</meta:editing-duration>
    <meta:editing-cycles>41</meta:editing-cycles>
    <meta:generator>LibreOffice/5.2.7.2$Linux_ARM_EABI LibreOffice_project/20m0$Build-2</meta:generator>
    <meta:document-statistic meta:table-count="5" meta:image-count="0" meta:object-count="0" meta:page-count="2" meta:paragraph-count="33" meta:word-count="295" meta:character-count="1819" meta:non-whitespace-character-count="1557"/>
  </office:meta>
</office:document-meta>
</file>